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d2352" officeooo:paragraph-rsid="000d235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d2352" officeooo:paragraph-rsid="000d2352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d2352" officeooo:paragraph-rsid="000d235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2352" officeooo:paragraph-rsid="000d2352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acel ML Engineer Problem Statement</text:p>
      <text:p text:style-name="P1"/>
      <text:p text:style-name="P2">Problem:</text:p>
      <text:p text:style-name="P4">Your Company is in the business of second-hand vehicle sales. </text:p>
      <text:p text:style-name="P4">It helps owners and renters predicts the price range to value a vehicle. </text:p>
      <text:p text:style-name="P4">It helps shoppers plan for their car needs. </text:p>
      <text:p text:style-name="P4"/>
      <text:p text:style-name="P4">Currently, there is now an easy way to do #1, and #2. Owners basically browse through their on listings to determine what to value their car. </text:p>
      <text:p text:style-name="P4"/>
      <text:p text:style-name="P3">Solution:</text:p>
      <text:p text:style-name="P4">As a Software Engineer – Ml, you are tasked to build an automated service (web interface) to constantly update a prediction model with happenings in the marketplace so that, at every point in time, users can get semi-accurate prediction of the prices of proposed cars or advice them to make price adjustments for the existing ones. </text:p>
      <text:p text:style-name="P4"/>
      <text:p text:style-name="P4">Also one could also be able to predict what a car might have sold 4 months ago because the application keep tracks of the model for each time period. </text:p>
      <text:p text:style-name="P4"/>
      <text:p text:style-name="P4">The marketplace are the available care listing services. </text:p>
      <text:p text:style-name="P4"/>
      <text:p text:style-name="P4">Provide an authenticated api to access the service. 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8:02:29.465995808</meta:creation-date>
    <meta:generator>LibreOffice/6.3.5.2$Linux_X86_64 LibreOffice_project/30$Build-2</meta:generator>
    <dc:date>2020-05-04T18:10:42.583617609</dc:date>
    <meta:editing-duration>PT8M16S</meta:editing-duration>
    <meta:editing-cycles>1</meta:editing-cycles>
    <meta:document-statistic meta:table-count="0" meta:image-count="0" meta:object-count="0" meta:page-count="1" meta:paragraph-count="11" meta:word-count="164" meta:character-count="966" meta:non-whitespace-character-count="804"/>
  </office:meta>
</office:document-meta>
</file>